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1236in" table:align="left"/>
    </style:style>
    <style:style style:name="Table1.A" style:family="table-column">
      <style:table-column-properties style:column-width="0.0972in"/>
    </style:style>
    <style:style style:name="Table1.B" style:family="table-column">
      <style:table-column-properties style:column-width="6.0264in"/>
    </style:style>
    <style:style style:name="Table1.A1" style:family="table-cell">
      <style:table-cell-properties style:vertical-align="middle"/>
    </style:style>
    <style:style style:name="P1" style:family="paragraph" style:parent-style-name="Text_20_body">
      <style:paragraph-properties fo:margin-top="0in" fo:margin-bottom="0in" loext:contextual-spacing="false"/>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yui_3_17_2_1_1478042958017_200"/>4. Potenciacion Servidor Web</text:h>
      <text:h text:style-name="Heading_20_3" text:outline-level="3">Intento: 2</text:h>
      <text:h text:style-name="Heading_20_3" text:outline-level="3">Introducción al Lenguaje</text:h>
      <text:h text:style-name="Heading_20_2" text:outline-level="2">Introducción al Lenguaje.</text:h>
      <text:p text:style-name="Text_20_body">La Programación del lado del servidor es una tecnología que consiste en el procesamiento de una petición de un usuario mediante la interpretación de un script en el servidor web para generar páginas <text:a xlink:type="simple" xlink:href="http://virtual.uagrm.edu.bo/pregrado/mod/resource/view.php?id=4872" text:style-name="Internet_20_link" text:visited-style-name="Visited_20_Internet_20_Link">HTML</text:a> dinámicamente como respuesta.</text:p>
      <text:p text:style-name="Text_20_body">Todo lo que suceda dentro del servidor es llamado <text:span text:style-name="T1">procesamiento del lado del servidor</text:span>, o <text:span text:style-name="T1">server-side processing</text:span>. Cuando tu aplicación necesita interactuar con el servidor (por ejemplo, para cargar o guardar datos), ésta realiza una petición del lado del cliente (<text:span text:style-name="T1">client-side request</text:span>) desde el navegador, a través de la red usando invocaciones remotas a métodos (<text:span text:style-name="T1">remote procedure call</text:span>, <text:span text:style-name="T1">RPC</text:span>). Mientras se está procesando una llamada RPC, tu servidor está ejecutando código del lado del servidor.</text:p>
      <text:p text:style-name="Text_20_body">La utilización de las diferentes aplicaciones o servicios de Internet se lleva a cabo respondiendo al llamado <text:span text:style-name="Emphasis">modelo </text:span><text:span text:style-name="Emphasis"><text:span text:style-name="T1">cliente-servidor</text:span></text:span>.</text:p>
      <text:p text:style-name="Text_20_body">Cuando se utiliza un servicio en Internet, como consultar una base de datos, transferir un archivo o participar en un foro de discusión, se establece un proceso en el que entran en juego dos partes. Por un lado, el usuario, quien ejecuta una aplicación en procesador local: el denominado <text:span text:style-name="Emphasis">programa </text:span><text:span text:style-name="Emphasis"><text:span text:style-name="T1">cliente</text:span></text:span>. Este programa <text:span text:style-name="T1">cliente</text:span> se encarga de ponerse en contacto con el <text:span text:style-name="T1">procesador remoto</text:span> para solicitar el servicio deseado. El <text:span text:style-name="T1">procesador remoto </text:span>por su parte responderá a lo solicitado mediante un programa que esta ejecutando. Este último se denomina <text:span text:style-name="Emphasis">programa </text:span><text:span text:style-name="Emphasis"><text:span text:style-name="T1">servidor</text:span></text:span>. Los términos <text:span text:style-name="Emphasis">cliente</text:span> y <text:span text:style-name="Emphasis">servidor</text:span> se utilizan tanto para referirse a los programas que cumplen estas funciones, como a las computadoras donde son ejecutados esos programas.</text:p>
      <text:p text:style-name="Text_20_body">El programa o los programas cliente que el usuario utiliza para acceder a los servicios de Internet realizan dos funciones distintas. Por una parte, se encargan de gestionar la comunicación con el computador servidor, de solicitar un servicio concreto y de recibir los datos enviados por éste; y por otra, es la herramienta que presenta al usuario los datos en pantalla y que le ofrece los comandos necesarios para utilizar las prestaciones que ofrece el servidor.</text:p>
      <text:p text:style-name="Text_20_body"><text:soft-page-break/><draw:frame draw:style-name="fr1" draw:name="Image1" text:anchor-type="as-char" svg:width="5.6252in" svg:height="3.9272in" draw:z-index="0"><draw:image xlink:href="http://virtual.uagrm.edu.bo/pregrado/pluginfile.php/35390/mod_lesson/page_contents/2945/0501clienteServidor.jpg" xlink:type="simple" xlink:show="embed" xlink:actuate="onLoad"/></draw:frame></text:p>
      <text:p text:style-name="Text_20_body">Cuando nosotros seleccionamos un enlace hipertexto, en realidad lo que pasa es que establecemos una petición de un archivo <text:a xlink:type="simple" xlink:href="http://virtual.uagrm.edu.bo/pregrado/mod/resource/view.php?id=4872" text:style-name="Internet_20_link" text:visited-style-name="Visited_20_Internet_20_Link">HTML</text:a> residente en el servidor (una computadora que se encuentra continuamente conectado a la red) el cual es enviado e interpretado por nuestro navegador (el cliente).</text:p>
      <text:p text:style-name="Text_20_body">Así pues, podemos hablar de lenguajes de lado servidor que son aquellos lenguajes que son reconocidos, ejecutados e interpretados por el propio servidor y que se envían al cliente en un formato comprensible para él, por ejemplo: ASP, PHP, JSP.</text:p>
      <text:p text:style-name="Text_20_body">Por otro lado, los lenguajes de lado cliente (entre los cuales no sólo se encuentra el <text:a xlink:type="simple" xlink:href="http://virtual.uagrm.edu.bo/pregrado/mod/resource/view.php?id=4872" text:style-name="Internet_20_link" text:visited-style-name="Visited_20_Internet_20_Link">HTML</text:a> sino también el Java y el <text:a xlink:type="simple" xlink:href="http://virtual.uagrm.edu.bo/pregrado/mod/resource/view.php?id=4873" text:style-name="Internet_20_link" text:visited-style-name="Visited_20_Internet_20_Link">JavaScript</text:a> los cuales son simplemente incluidos en el código <text:a xlink:type="simple" xlink:href="http://virtual.uagrm.edu.bo/pregrado/mod/resource/view.php?id=4872" text:style-name="Internet_20_link" text:visited-style-name="Visited_20_Internet_20_Link">HTML</text:a>) son aquellos que pueden ser directamente "digeridos" por el navegador y no necesitan un pretratamiento.</text:p>
      <text:p text:style-name="Text_20_body"><text:soft-page-break/><draw:frame draw:style-name="fr1" draw:name="Image2" text:anchor-type="as-char" svg:width="5.6252in" svg:height="3.9272in" draw:z-index="1"><draw:image xlink:href="http://virtual.uagrm.edu.bo/pregrado/pluginfile.php/35390/mod_lesson/page_contents/2945/0501paginaDinamica.jpg" xlink:type="simple" xlink:show="embed" xlink:actuate="onLoad"/></draw:frame></text:p>
      <text:p text:style-name="Text_20_body">Cada uno de estos tipos tiene por supuesto sus ventajas y sus inconvenientes. Así, por ejemplo, un lenguaje de lado cliente es totalmente independiente del servidor, lo cual permite que la página pueda ser albergada en cualquier sitio sin necesidad de pagar más ya que, por regla general, los servidores que aceptan páginas con scripts de lado servidor son en su mayoría de pago o sus prestaciones son muy limitadas.</text:p>
      <text:p text:style-name="Text_20_body">Inversamente, un lenguaje de lado servidor es independiente del cliente por lo que es mucho menos rígido respecto al cambio de un navegador a otro o respecto a las versiones del mismo.</text:p>
      <text:h text:style-name="Heading_20_2" text:outline-level="2">Elementos de Programación</text:h>
      <text:p text:style-name="Text_20_body"><text:span text:style-name="T1">PHP</text:span> (acrónimo de "PHP: Hypertext Preprocessor") es un lenguaje interpretado de alto nivel embebido en páginas <text:a xlink:type="simple" xlink:href="http://virtual.uagrm.edu.bo/pregrado/mod/resource/view.php?id=4872" text:style-name="Internet_20_link" text:visited-style-name="Visited_20_Internet_20_Link">HTML</text:a> y ejecutado en el servidor.</text:p>
      <text:p text:style-name="Text_20_body">Para ejemplificar como se estructura un programa en PHP, checaremos el siguiente código para probar nuestro primer programa. El cual, muestra el himno del Tecnológico de Veracruz.</text:p>
      <text:p text:style-name="Text_20_body">Los programas en PHP inician con '<text:span text:style-name="T1">&lt;?php</text:span>' y terminan con el tag '<text:span text:style-name="T1">?&gt;</text:span>'. En el código la instrucción <text:span text:style-name="T1">echo</text:span> imprime en pantalla la cadena encerrada entre pares de <text:span text:style-name="T1">'</text:span>. Note que entre las líneas encontramos el tag <text:a xlink:type="simple" xlink:href="http://virtual.uagrm.edu.bo/pregrado/mod/resource/view.php?id=4872" text:style-name="Internet_20_link" text:visited-style-name="Visited_20_Internet_20_Link">html</text:a> '<text:span text:style-name="T1">&lt;br/&gt;</text:span>' lo cual regresa un retorno de línea.</text:p>
      <text:p text:style-name="Text_20_body">Además observe que cada línea termina con un '<text:span text:style-name="T1">;</text:span>'.</text:p>
      <text:p text:style-name="P1"/>
      <text:section text:style-name="Sect1" text:name="php01">
        <text:p text:style-name="P1"/>
        <text:section text:style-name="Sect1" text:name="highlighter_182611">
          <table:table table:name="Table1" table:style-name="Table1">
            <table:table-column table:style-name="Table1.A"/>
            <table:table-column table:style-name="Table1.B"/>
            <text:soft-page-break/>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le1.A1" office:value-type="string">
                <text:p text:style-name="Table_20_Contents"><text:span text:style-name="Source_20_Text">&lt;?php</text:span></text:p>
                <text:p text:style-name="Table_20_Contents"><text:span text:style-name="Source_20_Text"> echo</text:span> <text:span text:style-name="Source_20_Text">'Himno del Instituto Tecnológico de Veracruz'.'&lt;br &gt;';</text:span></text:p>
                <text:p text:style-name="Table_20_Contents"><text:span text:style-name="Source_20_Text"> echo'Letra: Francisco Rivera Ávila. '.'&lt;br &gt;';</text:span></text:p>
                <text:p text:style-name="Table_20_Contents"><text:span text:style-name="Source_20_Text"> echo'Música: Agustín Lara y Aguirre'.'&lt;br &gt;'; </text:span></text:p>
                <text:p text:style-name="Table_20_Contents"><text:span text:style-name="Source_20_Text"> echo</text:span> <text:span text:style-name="Source_20_Text">'Con ilusión, prestancia y con valor,'.'&lt;br &gt;';</text:span></text:p>
                <text:p text:style-name="Table_20_Contents"><text:span text:style-name="Source_20_Text"> echo</text:span> <text:span text:style-name="Source_20_Text">'con juvenil deseo de vencer,'.'&lt;br &gt;';</text:span></text:p>
                <text:p text:style-name="Table_20_Contents"><text:span text:style-name="Source_20_Text"> echo</text:span> <text:span text:style-name="Source_20_Text">'a mi Instituto voy con sin igual fervor,'.'&lt;br &gt;';</text:span></text:p>
                <text:p text:style-name="Table_20_Contents"><text:span text:style-name="Source_20_Text"> echo</text:span> <text:span text:style-name="Source_20_Text">'en busca de la luz y del saber.'.'&lt;br &gt;';</text:span></text:p>
                <text:p text:style-name="Table_20_Contents"><text:span text:style-name="Source_20_Text"> ?&gt;</text:span></text:p>
              </table:table-cell>
            </table:table-row>
          </table:table>
        </text:section>
      </text:section>
      <text:p text:style-name="Text_20_body">Esta aparente facilidad oculta una gran complejidad un programador PHP debe tener en mente el concepto <text:span text:style-name="T1">full-stack</text:span>. El término full-stack significa que los desarrolladores que se sienten cómodos trabajando con tecnologías tanto de y . Para ser más específico, significa que el desarrollador puede trabajar con bases de datos, PHP, <text:a xlink:type="simple" xlink:href="http://virtual.uagrm.edu.bo/pregrado/mod/resource/view.php?id=4872" text:style-name="Internet_20_link" text:visited-style-name="Visited_20_Internet_20_Link">HTML</text:a>, CSS, <text:a xlink:type="simple" xlink:href="http://virtual.uagrm.edu.bo/pregrado/mod/resource/view.php?id=4873" text:style-name="Internet_20_link" text:visited-style-name="Visited_20_Internet_20_Link">JavaScript</text:a>, jQuery y todo en el medio, también, de aventurarse tan lejos como la conversión de diseños de Photoshop a código de front-end.</text:p>
      <text:p text:style-name="Text_20_body"><draw:frame draw:style-name="fr1" draw:name="Image3" text:anchor-type="as-char" svg:width="5.6252in" svg:height="4.2602in" draw:z-index="2"><draw:image xlink:href="http://virtual.uagrm.edu.bo/pregrado/pluginfile.php/35390/mod_lesson/page_contents/2945/0502FullStack.jpg" xlink:type="simple" xlink:show="embed" xlink:actuate="onLoad"/></draw:frame></text:p>
      <text:p text:style-name="Text_20_body">Un desarrollador full-stack <text:span text:style-name="T1">no necesita dominar</text:span> todas las áreas y tecnologías que necesita para trabajar, porque eso sólo hace que sea casi imposible, sólo tiene que sentirse cómodo trabajando con esas tecnologías, y eso es mucho tambié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9:29:49.207903769</meta:creation-date>
    <dc:date>2016-11-01T19:30:46.077646262</dc:date>
    <meta:editing-duration>PT58S</meta:editing-duration>
    <meta:editing-cycles>1</meta:editing-cycles>
    <meta:document-statistic meta:table-count="1" meta:image-count="3" meta:object-count="0" meta:page-count="4" meta:paragraph-count="42" meta:word-count="856" meta:character-count="5311" meta:non-whitespace-character-count="4485"/>
    <meta:generator>LibreOffice/5.1.5.2$Linux_X86_64 LibreOffice_project/10$Build-2</meta:generator>
  </office:meta>
</office:document-meta>
</file>